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draw:marker-start-width="0.162cm" draw:marker-end-width="0.162cm" draw:stroke-linejoin="miter" draw:fill="none" draw:fill-color="#ffffff" draw:textarea-horizontal-align="left" draw:textarea-vertical-align="top" draw:auto-grow-height="false" fo:padding-top="0.118cm" fo:padding-bottom="0.118cm" fo:padding-left="0.238cm" fo:padding-right="0.238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5.6999998092651pt" style:font-size-asian="14pt" style:font-size-complex="14pt"/>
    </style:style>
    <style:style style:name="P5" style:family="paragraph">
      <style:paragraph-properties fo:text-align="center"/>
      <style:text-properties fo:color="#000000" fo:font-size="15.6999998092651pt" style:font-size-asian="14pt" style:font-size-complex="14pt"/>
    </style:style>
    <style:style style:name="P6" style:family="paragraph">
      <style:paragraph-properties fo:text-align="center"/>
      <style:text-properties fo:font-size="20.2000007629395pt"/>
    </style:style>
    <style:style style:name="T1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2" style:family="text">
      <style:text-properties style:text-position="sub 58%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3" style:family="text">
      <style:text-properties style:use-window-font-color="true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4" style:family="text">
      <style:text-properties style:use-window-font-color="true" style:text-position="sub 58%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9.874cm" svg:y1="1.419cm" svg:x2="4.69cm" svg:y2="2.05cm">
          <text:p/>
        </draw:line>
        <draw:line draw:style-name="gr2" draw:text-style-name="P1" draw:layer="layout" svg:x1="13.762cm" svg:y1="1.419cm" svg:x2="18.946cm" svg:y2="2.05cm">
          <text:p/>
        </draw:line>
        <draw:line draw:style-name="gr2" draw:text-style-name="P1" draw:layer="layout" svg:x1="18.241cm" svg:y1="3.692cm" svg:x2="14.707cm" svg:y2="4.399cm">
          <text:p/>
        </draw:line>
        <draw:custom-shape draw:style-name="gr3" draw:text-style-name="P3" draw:layer="layout" svg:width="4.175cm" svg:height="1.414cm" svg:x="9.587cm" svg:y="0.635cm">
          <text:p text:style-name="P2"><text:span text:style-name="T1">PolicySet: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77cm" svg:height="1.414cm" svg:x="3.753cm" svg:y="2.049cm">
          <text:p text:style-name="P2"><text:span text:style-name="T1">Policy: P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175cm" svg:height="1.609cm" svg:x="16.548cm" svg:y="2.091cm">
          <text:p text:style-name="P2"><text:span text:style-name="T3">Policy: P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75cm" svg:height="1.414cm" svg:x="13.693cm" svg:y="4.398cm">
          <text:p text:style-name="P2"><text:span text:style-name="T1">Rule: R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175cm" svg:height="1.414cm" svg:x="19.259cm" svg:y="4.398cm">
          <text:p text:style-name="P2"><text:span text:style-name="T1">Rule: R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174cm" svg:height="1.414cm" svg:x="1.495cm" svg:y="4.398cm">
          <text:p text:style-name="P2"><text:span text:style-name="T1">Rule: R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871cm" svg:height="1.201cm" svg:x="1.27cm" svg:y="9.562cm">
          <text:p text:style-name="P2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871cm" svg:height="1.199cm" svg:x="1.406cm" svg:y="6.623cm">
          <text:p text:style-name="P2"><text:span text:style-name="T5">Subject: Bo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871cm" svg:height="1.201cm" svg:x="1.27cm" svg:y="7.913cm">
          <text:p text:style-name="P2"><text:span text:style-name="T6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184cm" svg:height="1.544cm" svg:x="3.394cm" svg:y="12.124cm">
          <text:p text:style-name="P2"><text:span text:style-name="T1">PolicySet:P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88cm" svg:height="1.413cm" svg:x="1.45cm" svg:y="14.375cm">
          <text:p text:style-name="P2"><text:span text:style-name="T1">Policy: P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943cm" svg:height="1.177cm" svg:x="1.502cm" svg:y="21.682cm">
          <text:p text:style-name="P2"><text:span text:style-name="T5">Resource: 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942cm" svg:height="1.177cm" svg:x="14.605cm" svg:y="18.415cm">
          <text:p text:style-name="P2"><text:span text:style-name="T5">Subject: B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1cm" svg:height="1.18cm" svg:x="1.502cm" svg:y="19.976cm">
          <text:p text:style-name="P2"><text:span text:style-name="T5">Action: Borr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175cm" svg:height="1.414cm" svg:x="7.109cm" svg:y="4.398cm">
          <text:p text:style-name="P2"><text:span text:style-name="T1">Rule: R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2.365cm" svg:y1="4.399cm" svg:x2="18.831cm" svg:y2="3.692cm">
          <text:p/>
        </draw:line>
        <draw:line draw:style-name="gr2" draw:text-style-name="P1" draw:layer="layout" svg:x1="5.986cm" svg:y1="3.31cm" svg:x2="2.449cm" svg:y2="4.398cm">
          <text:p/>
        </draw:line>
        <draw:line draw:style-name="gr2" draw:text-style-name="P1" draw:layer="layout" svg:x1="10.107cm" svg:y1="4.398cm" svg:x2="5.986cm" svg:y2="3.31cm">
          <text:p/>
        </draw:line>
        <draw:custom-shape draw:style-name="gr4" draw:text-style-name="P4" draw:layer="layout" svg:width="4.871cm" svg:height="1.201cm" svg:x="7.002cm" svg:y="9.562cm">
          <text:p text:style-name="P2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4.871cm" svg:height="1.199cm" svg:x="7.137cm" svg:y="6.623cm">
          <text:p text:style-name="P2"><text:span text:style-name="T5">Subject: A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871cm" svg:height="1.201cm" svg:x="7.002cm" svg:y="7.913cm">
          <text:p text:style-name="P2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871cm" svg:height="1.201cm" svg:x="13.529cm" svg:y="9.562cm">
          <text:p text:style-name="P2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871cm" svg:height="1.2cm" svg:x="13.662cm" svg:y="6.464cm">
          <text:p text:style-name="P2"><text:span text:style-name="T5">Subject: Bo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871cm" svg:height="1.201cm" svg:x="13.529cm" svg:y="7.913cm">
          <text:p text:style-name="P2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87cm" svg:height="1.201cm" svg:x="19.126cm" svg:y="9.562cm">
          <text:p text:style-name="P2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4.871cm" svg:height="1.2cm" svg:x="19.259cm" svg:y="6.464cm">
          <text:p text:style-name="P2"><text:span text:style-name="T5">Subject: A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87cm" svg:height="1.201cm" svg:x="19.126cm" svg:y="7.913cm">
          <text:p text:style-name="P2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536cm" svg:height="1.413cm" svg:x="6.634cm" svg:y="14.375cm">
          <text:p text:style-name="P2"><text:span text:style-name="T1">Policy: P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88cm" svg:height="1.319cm" svg:x="1.45cm" svg:y="16.496cm">
          <text:p text:style-name="P2"><text:span text:style-name="T1">Rule: 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53cm" svg:height="1.414cm" svg:x="6.722cm" svg:y="16.496cm">
          <text:p text:style-name="P2"><text:span text:style-name="T1">Rule: 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943cm" svg:height="1.177cm" svg:x="1.503cm" svg:y="21.683cm">
          <text:p text:style-name="P2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1cm" svg:height="1.179cm" svg:x="1.503cm" svg:y="19.978cm">
          <text:p text:style-name="P2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943cm" svg:height="1.179cm" svg:x="6.774cm" svg:y="21.679cm">
          <text:p text:style-name="P2"><text:span text:style-name="T5">Resource: 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942cm" svg:height="1.176cm" svg:x="19.877cm" svg:y="18.415cm">
          <text:p text:style-name="P2"><text:span text:style-name="T5">Subject: B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1cm" svg:height="1.18cm" svg:x="6.774cm" svg:y="19.975cm">
          <text:p text:style-name="P2"><text:span text:style-name="T5">Action: Borr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943cm" svg:height="1.177cm" svg:x="6.775cm" svg:y="21.682cm">
          <text:p text:style-name="P2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1cm" svg:height="1.18cm" svg:x="6.776cm" svg:y="19.976cm">
          <text:p text:style-name="P2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519cm" svg:y1="14.376cm" svg:x2="6.163cm" svg:y2="13.669cm">
          <text:p/>
        </draw:line>
        <draw:line draw:style-name="gr2" draw:text-style-name="P1" draw:layer="layout" svg:x1="5.574cm" svg:y1="13.669cm" svg:x2="3.218cm" svg:y2="14.376cm">
          <text:p/>
        </draw:line>
        <draw:line draw:style-name="gr2" draw:text-style-name="P1" draw:layer="layout" svg:x1="3.564cm" svg:y1="15.757cm" svg:x2="3.564cm" svg:y2="16.464cm">
          <text:p/>
        </draw:line>
        <draw:custom-shape draw:style-name="gr3" draw:text-style-name="P3" draw:layer="layout" svg:width="5.184cm" svg:height="1.544cm" svg:x="16.124cm" svg:y="12.124cm">
          <text:p text:style-name="P2"><text:span text:style-name="T1">PolicySet:Pb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36cm" svg:height="1.413cm" svg:x="14.18cm" svg:y="14.375cm">
          <text:p text:style-name="P2"><text:span text:style-name="T1">Policy: P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943cm" svg:height="1.177cm" svg:x="14.527cm" svg:y="21.682cm">
          <text:p text:style-name="P2"><text:span text:style-name="T5">Resource: 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942cm" svg:height="1.177cm" svg:x="1.27cm" svg:y="18.415cm">
          <text:p text:style-name="P2"><text:span text:style-name="T5">Subject: Al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101cm" svg:height="1.18cm" svg:x="14.527cm" svg:y="19.976cm">
          <text:p text:style-name="P2"><text:span text:style-name="T5">Action: Borr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536cm" svg:height="1.413cm" svg:x="19.364cm" svg:y="14.375cm">
          <text:p text:style-name="P2"><text:span text:style-name="T1">Policy: P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8cm" svg:height="1.413cm" svg:x="14.18cm" svg:y="16.496cm">
          <text:p text:style-name="P2"><text:span text:style-name="T1">Rule: 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36cm" svg:height="1.414cm" svg:x="19.364cm" svg:y="16.496cm">
          <text:p text:style-name="P2"><text:span text:style-name="T1">Rule: 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943cm" svg:height="1.177cm" svg:x="14.527cm" svg:y="21.683cm">
          <text:p text:style-name="P2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101cm" svg:height="1.179cm" svg:x="14.527cm" svg:y="19.978cm">
          <text:p text:style-name="P2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943cm" svg:height="1.179cm" svg:x="19.798cm" svg:y="21.679cm">
          <text:p text:style-name="P2"><text:span text:style-name="T5">Resource: 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942cm" svg:height="1.176cm" svg:x="6.542cm" svg:y="18.415cm">
          <text:p text:style-name="P2"><text:span text:style-name="T5">Subject: Al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1cm" svg:height="1.18cm" svg:x="19.799cm" svg:y="19.975cm">
          <text:p text:style-name="P2"><text:span text:style-name="T5">Action: Borr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943cm" svg:height="1.177cm" svg:x="19.798cm" svg:y="21.682cm">
          <text:p text:style-name="P2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1cm" svg:height="1.18cm" svg:x="19.799cm" svg:y="19.976cm">
          <text:p text:style-name="P2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1.544cm" svg:y1="14.376cm" svg:x2="19.188cm" svg:y2="13.669cm">
          <text:p/>
        </draw:line>
        <draw:line draw:style-name="gr2" draw:text-style-name="P1" draw:layer="layout" svg:x1="18.599cm" svg:y1="13.669cm" svg:x2="16.243cm" svg:y2="14.376cm">
          <text:p/>
        </draw:line>
        <draw:line draw:style-name="gr2" draw:text-style-name="P1" draw:layer="layout" svg:x1="16.59cm" svg:y1="15.757cm" svg:x2="16.59cm" svg:y2="16.464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51cm" fo:page-height="23.54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617cm" svg:height="7.047cm" svg:x="1.838cm" svg:y="2.397cm" draw:page-number="1"/>
      <draw:page-thumbnail draw:layer="backgroundobjects" svg:width="7.617cm" svg:height="7.047cm" svg:x="1.838cm" svg:y="10.445cm"/>
      <draw:page-thumbnail draw:layer="backgroundobjects" svg:width="7.617cm" svg:height="7.047cm" svg:x="1.838cm" svg:y="18.493cm"/>
      <draw:page-thumbnail draw:layer="backgroundobjects" svg:width="7.617cm" svg:height="7.047cm" svg:x="12.133cm" svg:y="2.397cm"/>
      <draw:page-thumbnail draw:layer="backgroundobjects" svg:width="7.617cm" svg:height="7.047cm" svg:x="12.133cm" svg:y="10.445cm"/>
      <draw:page-thumbnail draw:layer="backgroundobjects" svg:width="7.617cm" svg:height="7.047cm" svg:x="12.133cm" svg:y="18.493cm"/>
    </style:handout-master>
    <style:master-page style:name="Default" style:page-layout-name="PM1" draw:style-name="Mdp1">
      <draw:frame presentation:style-name="Default-title" draw:layer="backgroundobjects" svg:width="22.905cm" svg:height="3.931cm" svg:x="1.27cm" svg:y="0.937cm" presentation:class="title" presentation:placeholder="true">
        <draw:text-box/>
      </draw:frame>
      <draw:frame presentation:style-name="Default-outline1" draw:layer="backgroundobjects" svg:width="22.905cm" svg:height="15.54cm" svg:x="1.27cm" svg:y="5.508cm" presentation:class="outline" presentation:placeholder="true">
        <draw:text-box/>
      </draw:frame>
      <draw:frame presentation:style-name="Mpr1" draw:text-style-name="MP1" draw:layer="backgroundobjects" svg:width="5.93cm" svg:height="1.624cm" svg:x="1.27cm" svg:y="21.44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67cm" svg:height="1.624cm" svg:x="8.702cm" svg:y="21.44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3cm" svg:height="1.624cm" svg:x="18.246cm" svg:y="21.44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9-25T20:53:14</meta:creation-date>
    <meta:editing-duration>PT03H45M50S</meta:editing-duration>
    <meta:editing-cycles>11</meta:editing-cycles>
    <dc:date>2011-10-02T21:23:26</dc:date>
    <dc:creator>elkateb </dc:creator>
    <meta:generator>OpenOffice.org/3.2$Linux OpenOffice.org_project/320m19$Build-9505</meta:generator>
    <meta:document-statistic meta:object-count="84"/>
  </office:meta>
</office:document-meta>
</file>